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Verdana" style:font-family-asian="Verdana" style:font-family-complex="Verdana" fo:background-color="transparent" fo:color="#000000"/>
    </style:style>
    <style:style style:name="T2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3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4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5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6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7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8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9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0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1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2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3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4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5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6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7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8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19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20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21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22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23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24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25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26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27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28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29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38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39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40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41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42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43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44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45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46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47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48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49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3.50pt" fo:font-weight="normal" fo:font-family="Verdana" style:font-family-asian="Verdana" style:font-family-complex="Verdana" fo:background-color="transparent" fo:color="#000000"/>
    </style:style>
    <style:style style:name="T54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55" style:family="text">
      <style:text-properties fo:font-size="12.00pt" fo:font-weight="bold" fo:font-family="Verdana" style:font-family-asian="Verdana" style:font-family-complex="Verdana" fo:background-color="transparent" fo:color="#000000" fo:font-style="italic"/>
    </style:style>
    <style:style style:name="T56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8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0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2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6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Verdana" style:font-family-asian="Verdana" style:font-family-complex="Verdana" fo:background-color="transparent" fo:color="#000000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Montagswiederholung<text:line-break/><text:line-break/><text:line-break/><text:line-break/></text:span><text:span text:style-name="T2">Während Ihrer täglichen administrativen Arbeit verwenden Sie häufig das Kommando ps<text:s/></text:span><text:span text:style-name="T3">–</text:span><text:span text:style-name="T4">aux. Sie bemerken, dass Sie das Programm ps eigentlich nie ohne diese Schalter verwenden. Wie k</text:span><text:span text:style-name="T5">önnen Sie erreichen, dass in Zukunft durch die einfache Eingabe von ps automatisch das Kommando ps<text:s/></text:span><text:span text:style-name="T6">–</text:span><text:span text:style-name="T7">aux ausgef</text:span><text:span text:style-name="T8">ührt wird?<text:line-break/><text:line-break/>A: ps =<text:s/></text:span><text:span text:style-name="T9">„</text:span><text:span text:style-name="T10">ps -aux</text:span><text:span text:style-name="T11">“</text:span><text:span text:style-name="T12"><text:line-break/>B: let ps =<text:s/></text:span><text:span text:style-name="T13">„</text:span><text:span text:style-name="T14">ps<text:s/></text:span><text:span text:style-name="T15">–</text:span><text:span text:style-name="T16">aux</text:span><text:span text:style-name="T17">“</text:span><text:span text:style-name="T18"><text:line-break/>C: alias ps=“ps<text:s/></text:span><text:span text:style-name="T19">–</text:span><text:span text:style-name="T20">aux</text:span><text:span text:style-name="T21">“</text:span><text:span text:style-name="T22"><text:line-break/>D: set ps = “ps<text:s/></text:span><text:span text:style-name="T23">–</text:span><text:span text:style-name="T24">aux</text:span><text:span text:style-name="T25">”</text:span><text:span text:style-name="T26"><text:line-break/>E: alias ps<text:s/></text:span><text:span text:style-name="T27">–</text:span><text:span text:style-name="T28">aux = ps<text:line-break/><text:line-break/>Bonus: Wo speichern Sie diesen Alias?<text:line-break/><text:line-break/><text:line-break/>Sie müssen sicherstellen, dass befehl2 nur dann ausgeführt wird, wenn befehl1 bei seiner Ausführung erfolgreich war. Wie werden Sie die beiden Kommandos miteinander verketten?<text:line-break/></text:span></text:p>
      <text:p text:style-name="P1"><text:span text:style-name="T29">A: befehl1 &amp;&amp; befehl2</text:span></text:p>
      <text:p text:style-name="P1"><text:span text:style-name="T29">B: befehl2 &amp;&amp; befehl1<text:line-break/>C: befehl1 || befehl2<text:line-break/>D: befehl2 || befehl1<text:line-break/>E: befehl1 ; befehl2</text:span></text:p>
      <text:p text:style-name="P1"><text:span text:style-name="T29"><text:line-break/><text:line-break/>Sie arbeiten an einem Computer, der systemd zur Initialisierung verwendet. Welches der folgenden Kommandos ist geeignet, das System herunterzufahren?<text:line-break/></text:span></text:p>
      <text:p text:style-name="P1"><text:span text:style-name="T29">A: systemctl isolate runlevel3.target</text:span></text:p>
      <text:p text:style-name="P1"><text:span text:style-name="T29">B: systemctl isolate reboot.target<text:line-break/>C: systemctl isolate poweroff.target<text:line-break/>D: sysctl isolate reboot.target<text:line-break/>E: sysctl isolate poweroff.target<text:line-break/><text:line-break/><text:line-break/><text:line-break/><text:line-break/><text:line-break/><text:line-break/><text:line-break/>Sie benötigen eine möglichst genau Aufstellung über die in einem Computer verwendeten PCI-Geräte. Welches ist das beste Kommando für eine exakte Ausgabe?<text:line-break/></text:span></text:p>
      <text:p text:style-name="P1"><text:span text:style-name="T29">A: lspci</text:span></text:p>
      <text:p text:style-name="P1"><text:span text:style-name="T29">B: pciinfo<text:line-break/>C: ps<text:line-break/>D: rpm<text:line-break/>E: lspci -vvv<text:line-break/><text:line-break/></text:span></text:p>
      <text:p text:style-name="P1"><text:span text:style-name="T29">Sie benötigen eine Auflistung der in einem Gerät verwendeten USB-Busse und aller angeschlossenen USB-Geräte. Welches Kommando können Sie verwenden, um die benötigten Informationen zu erhalten?<text:line-break/></text:span></text:p>
      <text:p text:style-name="P1"><text:span text:style-name="T29">A: lsusb -v</text:span></text:p>
      <text:p text:style-name="P1"><text:span text:style-name="T29">B: lspci<text:line-break/>C: ps aux<text:line-break/>D: top</text:span></text:p>
      <text:p text:style-name="P1"><text:span text:style-name="T30"/></text:p>
      <text:p text:style-name="P1"><text:span text:style-name="T31"><text:line-break/>Welches der folgenden Verzeichnisse enthält die Gerätedateien eines Linux-Systems?<text:line-break/></text:span></text:p>
      <text:p text:style-name="P1"><text:span text:style-name="T31">A: /etc</text:span></text:p>
      <text:p text:style-name="P1"><text:span text:style-name="T31">B: /proc<text:line-break/>C: /Home<text:line-break/>D: /usr<text:line-break/>E: /dev</text:span></text:p>
      <text:p text:style-name="P1"><text:span text:style-name="T32"/></text:p>
      <text:p text:style-name="P1"><text:span text:style-name="T33"><text:line-break/>Wo befindet sich auf einer Festplatte die Partitionstabelle, wenn eine MBR-basierte Partitionierung vorliegt?<text:line-break/></text:span></text:p>
      <text:p text:style-name="P1"><text:span text:style-name="T33">A: am Anfang des Bootsektors</text:span></text:p>
      <text:p text:style-name="P1"><text:span text:style-name="T33">B: am Ende des MBR<text:line-break/>C: im BIOS<text:line-break/>D: in den ersten 512 Byte des Bootloaders<text:line-break/>E: im letzten Sektor der Festplatte</text:span></text:p>
      <text:p text:style-name="P1"><text:span text:style-name="T33"><text:line-break/><text:line-break/><text:line-break/><text:line-break/><text:line-break/></text:span></text:p>
      <text:p text:style-name="P1"><text:span text:style-name="T33"><text:line-break/>Bei welcher der folgenden Komponenten handelt es sich um einen Bootloader?<text:line-break/></text:span></text:p>
      <text:p text:style-name="P1"><text:span text:style-name="T33">A: MBR</text:span></text:p>
      <text:p text:style-name="P1"><text:span text:style-name="T33">B: GRUB<text:line-break/>C: mkfs<text:line-break/>D: LILO<text:line-break/>E: fdisk</text:span></text:p>
      <text:p text:style-name="P1"><text:span text:style-name="T34"/></text:p>
      <text:p text:style-name="P1"><text:span text:style-name="T34"/></text:p>
      <text:p text:style-name="P1"><text:span text:style-name="T35">Wie heißt der Vater aller Prozesse bei einem SystemV-init-basierten System, und welche PID verwendet er?<text:line-break/></text:span></text:p>
      <text:p text:style-name="P1"><text:span text:style-name="T35">A: init mit PID 100</text:span></text:p>
      <text:p text:style-name="P1"><text:span text:style-name="T35">B: initd mit PID 100<text:line-break/>C: init mit PID 1<text:line-break/>D: initd mit PID 0</text:span></text:p>
      <text:p text:style-name="P1"><text:span text:style-name="T36"/></text:p>
      <text:p text:style-name="P1"><text:span text:style-name="T36"/></text:p>
      <text:p text:style-name="P1"><text:span text:style-name="T37">Welche der folgenden Kommandos lösen ohne Benachrichtigung der angemeldeten Benutzer einen Neustart des Systems aus? (Wählen Sie 2 Antworten)<text:line-break/></text:span></text:p>
      <text:p text:style-name="P1"><text:span text:style-name="T37">A: shutdown<text:s/></text:span><text:span text:style-name="T38">–</text:span><text:span text:style-name="T39">r now</text:span></text:p>
      <text:p text:style-name="P1"><text:span text:style-name="T40">B: init 0<text:line-break/>C: systemctl isolate reboot.target<text:line-break/>D: poweroff<text:line-break/>E: init 6<text:line-break/><text:line-break/><text:line-break/>Vor der Installation eines neuen Programms auf einem Debian-System wollen Sie die Liste der verfügbaren Programme aktualisieren. Welches Kommando werden Sie verwenden?<text:line-break/></text:span></text:p>
      <text:p text:style-name="P1"><text:span text:style-name="T40">A: apt-get update</text:span></text:p>
      <text:p text:style-name="P1"><text:span text:style-name="T40">B: apt-get upgrade<text:line-break/>C: yum upgrade<text:line-break/>D: yum update<text:line-break/>E: apt-get reconfigure<text:line-break/><text:line-break/>Welche 2 Informationen stehen im BIOS?<text:line-break/><text:line-break/>A: Der Hostname<text:line-break/>B: Die Zeitzone<text:line-break/>C: Die Kernelversion<text:line-break/>D: Die Bootreihenfolge<text:line-break/>E: Die Hardwarekonfiguration</text:span></text:p>
      <text:p text:style-name="P1"><text:span text:style-name="T40">Welche der 2 folgenden Kommandos startet das System neu?<text:line-break/><text:line-break/>A: telinit 6<text:line-break/>B: telint 0<text:line-break/>C: shutdown -k now<text:s/></text:span><text:span text:style-name="T41">„</text:span><text:span text:style-name="T42">rebooting</text:span><text:span text:style-name="T43">“</text:span><text:span text:style-name="T44"><text:line-break/>D: shutdown -r<text:s/></text:span><text:span text:style-name="T45">„</text:span><text:span text:style-name="T46">rebooting</text:span><text:span text:style-name="T47">“</text:span><text:span text:style-name="T48"><text:line-break/>E: shutdown -r now</text:span></text:p>
      <text:p text:style-name="P1"><text:span text:style-name="T49"><text:line-break/><text:line-break/>Welche 3 der folgenden Informationen zeigt lspci?<text:line-break/><text:line-break/>A: MAC-Adresse<text:line-break/>B: Batterietyp<text:line-break/>C: Gerätehersteller<text:line-break/>D: IRQ Einstellungen<text:line-break/>E: PCI-Bus Geschwindigkeit</text:span></text:p>
      <text:p text:style-name="P1"><text:span text:style-name="T49"><text:line-break/><text:line-break/>Welcher Befehl löscht ein Verzeichnis samt Inhalt? <text:line-break/><text:line-break/>A: cp -r<text:line-break/>B: tr -R<text:line-break/>C: rm -r<text:line-break/>D: cd -r<text:line-break/>E: tac -R</text:span></text:p>
      <text:p text:style-name="P1"><text:span text:style-name="T49"><text:line-break/><text:line-break/>Welche der folgenden Umleitungen leitet die Fehlermeldungen (STDERR) um?<text:line-break/><text:line-break/>A: &gt;<text:line-break/>B: &gt;&gt;<text:line-break/>C: 2&gt;<text:line-break/>D: |<text:line-break/>E: &amp;1</text:span></text:p>
      <text:p text:style-name="P1"><text:span text:style-name="T49"><text:line-break/><text:line-break/>Welche Option benutzen Sie bei GRUB Legacy um einzustellen wie lange das GRUB-Menü sichtbar ist?<text:line-break/><text:line-break/>A: hidemenu<text:line-break/>B: splash<text:line-break/>C: timeout<text:line-break/>D: showmenu</text:span></text:p>
      <text:p text:style-name="P1"><text:span text:style-name="T50"/></text:p>
      <text:p text:style-name="P1"><text:span text:style-name="T51"><text:line-break/></text:span></text:p>
      <text:p text:style-name="P1"><text:span text:style-name="T51">Wenn Sie in der Kommandozeile 1&gt;&amp;2 hinter ein Kommando schreiben bedeutet das...<text:line-break/><text:line-break/>A: standard error to standard input<text:line-break/>B: standard input to standard error<text:line-break/>C: standard output to standard error<text:line-break/>D: standard error to standard output<text:line-break/>E: standard output to standard input</text:span></text:p>
      <text:p text:style-name="P1"><text:span text:style-name="T51"><text:line-break/><text:line-break/><text:line-break/>Auf Ihrem System befinden sich viele Ordner mit vielen Unterverzeichnissen. Welche Option beim find-Befehl schränkt die Suche auf eine bestimmte Anzahl von Unterverzeichnissen ein?<text:line-break/><text:line-break/>A: -maxdepth<text:line-break/>B: -n<text:line-break/>C: -maxdir<text:line-break/>D: -maxlevel</text:span></text:p>
      <text:p text:style-name="P1"><text:span text:style-name="T52"/></text:p>
      <text:p text:style-name="P1"><text:span text:style-name="T53"><text:line-break/></text:span><text:span text:style-name="T54">Ein Benutzer hat versehentlich ein Verzeichnis mit dem Namen<text:s/></text:span><text:span text:style-name="T55">\dir</text:span><text:span text:style-name="T56"><text:s/>in seinem Home-Verzeichnis angelegt. Mit welchem Kommando entfernen Sie dieses Verzeichnis?<text:line-break/><text:line-break/>A: rmdir '~/\dir'<text:line-break/>B: rmdir "~/\dir"</text:span><text:span text:style-name="T57"><text:line-break/></text:span><text:span text:style-name="T58">C: rmdir ~/'dir'</text:span><text:span text:style-name="T59"><text:line-break/></text:span><text:span text:style-name="T60">D: rmdir ~/\dir</text:span><text:span text:style-name="T61"><text:line-break/></text:span><text:span text:style-name="T62">E. rmdir ~/\\dir</text:span></text:p>
      <text:p text:style-name="P1"><text:span text:style-name="T63"/></text:p>
      <text:p text:style-name="P1"><text:span text:style-name="T64"><text:line-break/>Was bedeutet folgender Befehl?<text:line-break/>nice -5 /usr/bin/programm<text:line-break/><text:line-break/>A: /usr/bin/programm wird mit einer Priorität von -5 ausgeführt<text:line-break/>B: /usr/bin/programm wird mit einer Priorität von 5 ausgeführt<text:line-break/>C: /usr/bin/programm wird mit nicelevel -5 ausgeführt</text:span><text:span text:style-name="T65"><text:line-break/></text:span><text:span text:style-name="T66">D: /usr/bin/programm wird mit nicelevel 5 ausgeführt</text:span></text:p>
      <text:p text:style-name="P1"><text:span text:style-name="T66"><text:line-break/><text:line-break/><text:line-break/><text:line-break/><text:line-break/><text:line-break/><text:line-break/>Welche Informationen finden Sie in /etc/shadow?<text:line-break/><text:line-break/>A: Zeitstempel der letzten Anmeldung eines Nutzers<text:line-break/>B: Den privaten SSH-Schlüßel eines Nutzers<text:line-break/>C: Das verschlüsselte Passwort eines Nutzers<text:line-break/>D: Die UID eines Nutzers<text:line-break/>E: Den Pfad für das Home-Verzeichnis</text:span></text:p>
      <text:p text:style-name="P1"><text:span text:style-name="T67"/></text:p>
      <text:p text:style-name="P1"><text:span text:style-name="T68"><text:line-break/>Welche der folgenden Aufgaben können Sie mit dem Befehl date lösen? <text:line-break/>(Wählen Sie 2 aus)<text:line-break/><text:line-break/>A: Systemzeit und Datum einstellen<text:line-break/>B: Systemzeit aber nicht das Datum einstellen<text:line-break/>C: Die Zeit zwischen 2 Zeitpunkten berechnen<text:line-break/>D: Einen Kalender für einen Monat oder Jahr anzeigen<text:line-break/>E: Die Zeit in einem bestimmten Format anzeigen lassen<text:line-break/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